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0pt" style:font-size-asian="26pt" style:font-size-complex="26pt"/>
    </style:style>
    <style:style style:name="P9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font-size="28pt" fo:font-style="italic" style:font-size-asian="40pt" style:font-style-asian="italic" style:font-size-complex="40pt" style:font-style-complex="italic"/>
    </style:style>
    <style:style style:name="T7" style:family="text">
      <style:text-properties fo:font-size="24pt" style:font-size-asian="32pt" style:font-size-complex="32pt"/>
    </style:style>
    <style:style style:name="T8" style:family="text">
      <style:text-properties fo:font-size="24pt" fo:font-style="italic" style:font-size-asian="32pt" style:font-style-asian="italic" style:font-size-complex="32pt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3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5" style:family="text">
      <style:text-properties fo:font-size="32pt" fo:font-style="italic" style:font-size-asian="44pt" style:font-style-asian="italic" style:font-size-complex="44pt" style:font-style-complex="italic"/>
    </style:style>
    <style:style style:name="T16" style:family="text">
      <style:text-properties fo:font-size="32pt" fo:font-style="normal" style:font-size-asian="44pt" style:font-style-asian="normal" style:font-size-complex="44pt" style:font-style-complex="normal"/>
    </style:style>
    <style:style style:name="T17" style:family="text">
      <style:text-properties fo:font-size="20pt" style:font-size-asian="26pt" style:font-size-complex="26pt"/>
    </style:style>
    <style:style style:name="T18" style:family="text">
      <style:text-properties style:text-position="-33% 58%"/>
    </style:style>
    <style:style style:name="T19" style:family="text">
      <style:text-properties style:text-position="-33% 58%"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ize="26pt" style:font-size-asian="36pt" style:font-size-complex="36pt"/>
    </style:style>
    <style:style style:name="T22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5">Was ist die Idee des Routh-Formalismus? 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6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7">Formulieren Sie die Hamilton-Funktionen in Zylinder- und in Kugelkoordinaten für ein Teilchen der Masse </text:span><text:span text:style-name="T8">m</text:span><text:span text:style-name="T7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6">ursprünglichen</text:span><text:span text:style-name="T1"> und dem </text:span><text:span text:style-name="T6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 Mit Begründ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9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Zustandsrau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6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10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11">q</text:span><text:span text:style-name="T9">(</text:span><text:span text:style-name="T4">t </text:span><text:span text:style-name="T9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11">q</text:span>, <text:span text:style-name="T11">p</text:span>, <text:span text:style-name="T4">t</text:span><text:span text:style-name="T9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11">q</text:span>, <text:span text:style-name="T11">p</text:span>) ab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5">Wie kann man die Poisson-Klammer benutzen, um zu sehen, dass </text:span><text:span text:style-name="T12">F</text:span><text:span text:style-name="T13"> </text:span><text:span text:style-name="T5">(</text:span><text:span text:style-name="T14">q</text:span><text:span text:style-name="T5">, </text:span><text:span text:style-name="T14">p</text:span><text:span text:style-name="T5">, </text:span><text:span text:style-name="T15">t</text:span><text:span text:style-name="T16"> </text:span><text:span text:style-name="T5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17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18">1</text:span>,...,<text:span text:style-name="T4">q</text:span><text:span text:style-name="T19">S</text:span> die generalisierten Impulse <text:span text:style-name="T20">p</text:span><text:span text:style-name="T19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text-style-name="P9" draw:layer="layout" svg:width="25.199cm" svg:height="4.384cm" svg:x="1.4cm" svg:y="0.398cm" presentation:class="title" presentation:user-transformed="true">
          <draw:text-box>
            <text:p><text:span text:style-name="T21">Nennen Sie im Zusammenhang mit dem modifizierten Hamilton’schen Prinzip ein erstes Kriterium dafür, dass eine Phasentransformation (</text:span><text:span text:style-name="T22">q</text:span><text:span text:style-name="T21">, </text:span><text:span text:style-name="T22">p</text:span><text:span text:style-name="T21">) −→ (¯</text:span><text:span text:style-name="T22">q</text:span><text:span text:style-name="T21">, ¯</text:span><text:span text:style-name="T22">p</text:span><text:span text:style-name="T21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08T18:04:55.893000000</dc:date>
    <meta:document-statistic meta:object-count="302"/>
  </office:meta>
</office:document-meta>
</file>